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Narrow" svg:font-family="'Arial Narrow', sans-serif"/>
    <style:font-face style:name="Arial1" svg:font-family="Arial, sans-serif"/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line-height="200%"/>
      <style:text-properties fo:color="#000000" style:font-name="Courier New1" fo:font-size="10pt" fo:language="es" fo:country="ES" fo:font-style="italic" style:font-style-asian="italic" style:font-style-complex="italic"/>
    </style:style>
    <style:style style:name="P3" style:family="paragraph" style:parent-style-name="Standard">
      <style:paragraph-properties fo:line-height="200%" fo:text-align="justify" style:justify-single-word="false"/>
    </style:style>
    <style:style style:name="P4" style:family="paragraph" style:parent-style-name="Text_20_body">
      <style:paragraph-properties fo:line-height="200%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P5" style:family="paragraph" style:parent-style-name="Text_20_body">
      <style:paragraph-properties fo:line-height="200%"/>
      <style:text-properties style:font-name="Courier New" fo:font-size="10pt" style:font-size-asian="10pt" style:font-size-complex="10pt"/>
    </style:style>
    <style:style style:name="P6" style:family="paragraph" style:parent-style-name="Text_20_body">
      <style:paragraph-properties fo:line-height="200%"/>
      <style:text-properties style:font-name="Courier New" fo:font-size="10pt" fo:language="es" fo:country="ES" fo:font-style="italic" fo:font-weight="bold" style:font-size-asian="10pt" style:font-style-asian="italic" style:font-size-complex="10pt" style:font-style-complex="italic"/>
    </style:style>
    <style:style style:name="P7" style:family="paragraph" style:parent-style-name="Text_20_body">
      <style:paragraph-properties fo:line-height="115%" fo:text-align="justify" style:justify-single-word="false"/>
      <style:text-properties style:font-name="Courier New" fo:font-size="10pt" fo:language="es" fo:country="E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ext_20_body">
      <style:paragraph-properties fo:line-height="200%"/>
      <style:text-properties style:font-name="Arial Narrow" fo:font-size="10pt" fo:language="es" fo:country="ES" fo:font-style="italic" style:font-size-asian="10pt" style:font-style-asian="italic" style:font-size-complex="10pt" style:font-style-complex="italic"/>
    </style:style>
    <style:style style:name="P9" style:family="paragraph" style:parent-style-name="Text_20_body">
      <style:text-properties style:font-name="Arial Narrow" fo:language="es" fo:country="ES" fo:font-weight="bold"/>
    </style:style>
    <style:style style:name="P10" style:family="paragraph" style:parent-style-name="Text_20_body">
      <style:text-properties style:text-line-through-style="solid" style:font-name="Arial Narrow" fo:language="es" fo:country="ES" fo:font-weight="bold"/>
    </style:style>
    <style:style style:name="P11" style:family="paragraph" style:parent-style-name="Text_20_body">
      <style:paragraph-properties fo:margin-left="0cm" fo:margin-right="0cm" fo:margin-top="0.18cm" fo:margin-bottom="0cm" fo:text-align="justify" style:justify-single-word="false" fo:text-indent="0cm" style:auto-text-indent="false"/>
      <style:text-properties style:font-name="Arial1" fo:font-size="8pt" fo:language="en" fo:country="US"/>
    </style:style>
    <style:style style:name="P12" style:family="paragraph" style:parent-style-name="Standard">
      <style:paragraph-properties fo:line-height="200%" fo:text-align="justify" style:justify-single-word="false" fo:background-color="#ffffff">
        <style:tab-stops>
          <style:tab-stop style:position="16.88cm"/>
        </style:tab-stops>
        <style:background-image/>
      </style:paragraph-properties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fo:background-color="#ffffff"/>
    </style:style>
    <style:style style:name="T3" style:family="text">
      <style:text-properties fo:language="es" fo:country="ES" fo:font-weight="bold" fo:background-color="#ffffff" style:font-weight-asian="bold" style:font-weight-complex="bold"/>
    </style:style>
    <style:style style:name="T4" style:family="text">
      <style:text-properties fo:language="es" fo:country="ES" fo:font-weight="bold" style:font-weight-asian="bold" style:font-weight-complex="bold"/>
    </style:style>
    <style:style style:name="T5" style:family="text">
      <style:text-properties fo:language="es" fo:country="ES" fo:background-color="#ffffff"/>
    </style:style>
    <style:style style:name="T6" style:family="text">
      <style:text-properties fo:language="es" fo:country="ES" style:text-underline-style="none" fo:background-color="#fffff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font-name="Courier New1" fo:font-size="10pt" fo:font-style="italic" fo:background-color="#ffffff" style:font-size-asian="10pt" style:font-style-asian="italic" style:font-size-complex="10pt" style:font-style-complex="italic"/>
    </style:style>
    <style:style style:name="T9" style:family="text">
      <style:text-properties fo:color="#000000" style:font-name="Courier New1" fo:font-size="10pt" fo:font-style="italic" style:font-size-asian="10pt" style:font-style-asian="italic" style:font-size-complex="10pt" style:font-style-complex="italic"/>
    </style:style>
    <style:style style:name="T10" style:family="text">
      <style:text-properties fo:color="#000000" style:font-name="Courier New1" fo:font-size="10pt" fo:font-style="italic" fo:font-weight="bold" style:font-size-asian="10pt" style:font-style-asian="italic" style:font-size-complex="10pt" style:font-style-complex="italic"/>
    </style:style>
    <style:style style:name="T11" style:family="text">
      <style:text-properties fo:color="#000000" style:font-name="Courier New1" fo:font-size="10pt" fo:language="es" fo:country="MX" fo:font-style="italic" fo:background-color="#ffffff" style:font-size-asian="10pt" style:font-style-asian="italic" style:font-size-complex="10pt" style:font-style-complex="italic"/>
    </style:style>
    <style:style style:name="T12" style:family="text">
      <style:text-properties fo:color="#000000" style:font-name="Courier New1" fo:font-size="10pt" fo:language="es" fo:country="ES" fo:font-style="italic" fo:background-color="#ffffff" style:font-size-asian="10pt" style:font-style-asian="italic" style:font-size-complex="10pt" style:font-style-complex="italic"/>
    </style:style>
    <style:style style:name="T13" style:family="text">
      <style:text-properties fo:color="#000000" style:font-name="Courier New1" fo:font-size="10pt" fo:language="es" fo:country="ES" fo:font-style="italic" style:font-size-asian="10pt" style:font-style-asian="italic" style:font-size-complex="10pt" style:font-style-complex="italic"/>
    </style:style>
    <style:style style:name="T14" style:family="text">
      <style:text-properties fo:color="#000000" style:font-name="Courier New1" fo:font-size="10pt" fo:language="es" fo:country="ES" fo:font-style="italic" fo:font-weight="bold" fo:background-color="#ffffff" style:font-size-asian="10pt" style:font-style-asian="italic" style:font-size-complex="10pt" style:font-style-complex="italic"/>
    </style:style>
    <style:style style:name="T15" style:family="text">
      <style:text-properties fo:color="#000000" style:font-name="Courier New1" fo:font-size="10pt" fo:language="es" fo:country="ES" fo:font-style="italic" fo:font-weight="bold" style:font-size-asian="10pt" style:font-style-asian="italic" style:font-size-complex="10pt" style:font-style-complex="italic"/>
    </style:style>
    <style:style style:name="T16" style:family="text">
      <style:text-properties fo:color="#000000" style:font-name="Courier New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333333" style:font-name="Courier New1" fo:font-size="10pt" fo:language="es" fo:country="ES" fo:font-style="italic" style:font-size-asian="10pt" style:font-style-asian="italic" style:font-size-complex="10pt" style:font-style-complex="italic"/>
    </style:style>
    <style:style style:name="T18" style:family="text">
      <style:text-properties style:font-name="Arial Narrow" fo:language="es" fo:country="ES"/>
    </style:style>
    <style:style style:name="T19" style:family="text">
      <style:text-properties style:font-name="Arial Narrow" fo:language="es" fo:country="ES" fo:font-weight="bold"/>
    </style:style>
    <style:style style:name="T20" style:family="text">
      <style:text-properties style:font-name="Arial Narrow" fo:language="es" fo:country="ES" fo:background-color="#fffff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background-color="#ffffff" style:font-style-asian="italic" style:font-style-complex="italic"/>
    </style:style>
    <style:style style:name="T23" style:family="text">
      <style:text-properties style:font-name="Arial1" fo:font-size="8pt" fo:language="en" fo:country="US" fo:font-weight="bold"/>
    </style:style>
    <style:style style:name="T24" style:family="text">
      <style:text-properties fo:color="#ffffff" style:font-name="Arial" fo:font-size="8pt" fo:language="es" fo:country="ES" fo:font-weight="bold" style:font-name-asian="Times New Roman" style:font-size-asian="8pt" style:font-weight-asian="bold" style:font-size-complex="12pt" style:font-weight-complex="bold"/>
    </style:style>
    <style:style style:name="T25" style:family="text">
      <style:text-properties style:font-name="Courier New" fo:font-weight="bold" style:font-size-asian="10pt" style:font-weight-asian="bold" style:font-size-complex="10pt" style:font-weight-complex="bold"/>
    </style:style>
    <style:style style:name="T26" style:family="text">
      <style:text-properties style:font-name="Courier New" fo:font-weight="normal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8" style:family="text">
      <style:text-properties style:use-window-font-color="true" style:text-line-through-style="solid" style:text-line-through-type="double" style:font-name="Tahoma" fo:font-size="8pt" fo:language="es" fo:country="E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29" style:family="text">
      <style:text-properties fo:color="#800000"/>
    </style:style>
    <style:style style:name="T30" style:family="text">
      <style:text-properties fo:color="#800000" fo:font-weight="bold" style:font-weight-asian="bold" style:font-weight-complex="bold"/>
    </style:style>
    <style:style style:name="T31" style:family="text">
      <style:text-properties fo:color="#800000" style:font-name="Arial" fo:font-size="8pt" fo:language="es" fo:country="ES" fo:font-weight="bold" style:font-name-asian="Times New Roman" style:font-size-asian="8pt" style:font-weight-asian="bold" style:font-size-complex="12pt" style:font-weight-complex="bold"/>
    </style:style>
    <style:style style:name="T32" style:family="text">
      <style:text-properties style:font-name="Arial" fo:font-size="8pt" fo:language="es" fo:country="ES" fo:font-weight="bold" style:font-name-asian="Times New Roman" style:font-size-asian="8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Fuente_20_de_20_párrafo_20_predeter."><text:span text:style-name="T31">[onshow.tipDocumentAndKardex]</text:span></text:span></text:p>
      <text:p text:style-name="P1"><text:span text:style-name="T29">E</text:span><text:span text:style-name="T30">SCRITURA N°[onshow.numinstrmento] KARDEX N°[onshow.kard</text:span><text:span text:style-name="T7">ex]</text:span></text:p>
      <text:p text:style-name="P3"><text:span text:style-name="T27">ESCRITURA DE [onshow.contrato] QUE OTORGA [onshow.dataAcredores] A FAVOR DE [onshow.dataDeudores].</text:span><text:span text:style-name="T28"><text:tab/></text:span></text:p>
      <text:p text:style-name="P1">EN CUSCO, CAPITAL HISTORICA DEL PERU, A [onshow.curdate], ANTE MÍ, <text:span text:style-name="T7">[onshow.notario]</text:span> ABOGADA NOTARIA, CON RUC NUMERO [onshow.rucLetras] ([onshow.ruc]), CON REGISTROS NUMERO VEINTISEIS(26) EN EL COLEGIO DE NOTARIOS DEL CUSCO Y <text:s/>MADRE DE DIOS;CON OFICINA EN EL INMUEBLE NUMERO CIENTO TRECE (113)-A DE LA AVENIDA HUAYNA CCAPAC, DEL DISTRITO DEL WHANCHAO, PROVINCIA Y DEPARTAMENTO DE CUSCO, COMPARECIERON:<text:span text:style-name="T28"><text:tab/></text:span></text:p>
      <text:p text:style-name="P1">LOS REPRESENTANTES DE LA [onshow.dataFullAcreedor] LOS SEÑORES [onshow.dataFullRepresentantes].<text:span text:style-name="T28"><text:tab/></text:span></text:p>
      <text:p text:style-name="P1"/>
      <text:p text:style-name="P12"><text:span text:style-name="T8">QUIENES PROCEDEN POR REPRESENTACION POR SER FUNCIONARIO AUTORIZADO CONFORME A LOS </text:span><text:span text:style-name="T11">PODERES INSCRITOS EN </text:span><text:span text:style-name="T12">LA PARTIDA ELECTRÓNICA Nº [onshow.partidaElectronica] DEL REGISTRO DE PERSONAS JURÍDICAS DE LA ZONA REGISTRAL Nº [onshow.sedeRegistral]</text:span><text:span text:style-name="T9">; </text:span><text:span text:style-name="T13">DOY FE QUE LO</text:span><text:span text:style-name="T12">S</text:span><text:span text:style-name="T13"> COMPARECIENTE</text:span><text:span text:style-name="T12">S</text:span><text:span text:style-name="T13"> GOZAN DE CAPACIDAD, LIBERTAD Y CONOCIMIENTO SUFICIENTE</text:span><text:span text:style-name="T12">S</text:span><text:span text:style-name="T13"> PARA LA REALIZACIÓN DEL PRESENTE ACTO. ASÍ MISMO HE COMPROBADO QUE </text:span><text:span text:style-name="T12">SON HÁBILES</text:span><text:span text:style-name="T13"> PARA CONTRATAR ENTENDIDOS</text:span><text:span text:style-name="T16"> </text:span><text:span text:style-name="T13">EN EL IDIOMA CASTELLANO A QUIEN</text:span><text:span text:style-name="T12">ES</text:span><text:span text:style-name="T13"> IDENTIFIQUE, CONFORME APARECE DE SU</text:span><text:span text:style-name="T12">S</text:span><text:span text:style-name="T13"> DOCUMENTO</text:span><text:span text:style-name="T12">S</text:span><text:span text:style-name="T13"> DE IDENTIDAD, DE LO QUE DOY FE, ASÍ COMO DE HABER CUMPLIDO CON LO PRESCRITO POR LOS ARTÍCULOS CINCUENTA Y CUATRO AL CINCUENTA Y SEIS DEL DECRETO LEGISLATIVO Nº 1049, </text:span><text:span text:style-name="T10">VERIFICADO CON EL SISTEMA DE IDENTIFICACION POR COMPARACION BIOMETRICA DE HUELLAS DACTILARES RENIEC; </text:span><text:span text:style-name="T13">QUIENES COMPARECIENDO POR REPRESENTACIÓN, ME ENTREGAN UNA MINUTA, LA MISMA QUE ARCHIVO BAJO EL</text:span><text:span text:style-name="T16"> </text:span><text:span text:style-name="T14">[onshow.numminuta]</text:span><text:span text:style-name="T15"> </text:span><text:span text:style-name="T13">EN EL LEGAJO CORRESPONDIENTE, CUYO TENOR LITERAL ES COMO SIGUE:</text:span><text:span text:style-name="T17"> </text:span><text:span text:style-name="T28"><text:tab/></text:span></text:p>
      <text:p text:style-name="P4"><text:span text:style-name="T19">AUTORIZA LA MINUTA: </text:span><text:span text:style-name="T20">FIRMA Y SELLO </text:span><text:span text:style-name="T5">[onshow.dataAcredores]</text:span><text:span text:style-name="T20"> ABOG.[onshow.abogado],</text:span><text:span text:style-name="T18"> SIGUEN FIRMAS Y SELLOS: </text:span><text:span text:style-name="T6">[onshow.dataAcredores]</text:span><text:span text:style-name="T18"> <text:s/>[onshow.dataFirmasRepresentantes]. </text:span><text:span text:style-name="T28"><text:tab/></text:span></text:p>
      <text:p text:style-name="P8"/>
      <text:p text:style-name="P8"><text:soft-page-break/></text:p>
      <text:p text:style-name="P9">DECLARACION JURADA POR MANDATO DEL DECRETO LEGISLATIVO 1106. </text:p>
      <text:p text:style-name="P10"/>
      <text:p text:style-name="P5">LOS <text:span text:style-name="T1">REPRESENTANTES DE LA </text:span><text:span text:style-name="T2">[onshow.dataAclaracionJuradaAcreedor] [onshow.dataAclaracionJuradaRepresentantes]</text:span><text:span text:style-name="T22">;</text:span><text:span text:style-name="T21"> DECLARAN BAJO JURAMENTO Y BAJO SU RESPONSABILIDAD QUE EL ORIGEN DE LOS FONDOS, BIENES O ACTIVOS QUE CADA UNO DE LOS MISMOS TRANSFIERE NO TIENE RELACION ALGUNA CON EL LAVADO DE ACTIVOS, ESPECIALMENTE LO CONCERNIENTE A LA MINERÍA ILEGAL U OTRAS FORMAS DE CRIMEN ORGANIZADO, SIENDO SU ORÍGEN LICITO; HACIENDO EXTENSIVA ESTA DECLARACIÓN JURADA A LOS MEDIOS DE PAGO UTILIZADOS, DE SER EL CASO, EN EL ACTO QUE POR LA PRESENTE SE FORMALIZA. </text:span><text:span text:style-name="T28"><text:tab/></text:span></text:p>
      <text:p text:style-name="P6">CONCLUSIÓN </text:p>
      <text:p text:style-name="P4"><text:span text:style-name="T1">FORMALIZADA LA PRESENTE ESCRITURA, QUE CORRE EXTENDIDA DE FOJAS </text:span><text:span text:style-name="T4">[onshow.folioini]</text:span><text:span text:style-name="T2">,</text:span><text:span text:style-name="T5"> SERIE </text:span><text:span text:style-name="T3">[onshow.papelini]</text:span><text:span text:style-name="T2">,</text:span><text:span text:style-name="T5"> CONCLUYENDOSE A FOJAS </text:span><text:span text:style-name="T3">[onshow.foliofin]</text:span><text:span text:style-name="T2"> </text:span><text:span text:style-name="T5">SERIE </text:span><text:span text:style-name="T3">[onshow.papelfin]</text:span><text:span text:style-name="T2">,</text:span><text:span text:style-name="T1"> DOY FE QUE INSTRUÍ DEL OBJETO Y CONTENIDO A LOS COMPARECIENTES, DOY FE QUE SE HA DADO LECTURA DE TODO EL INSTRUMENTO Y EN CUYO TENOR SE AFIRMARON Y RATIFICARON, PROCEDIENDO A FIRMAR. SE DEJA CONSTANCIA QUE SE HA EFECTUADO LAS MINIMAS ACCIONES DE CONTROL Y DEBIDA DILIGENCIA EN MATERIA DE PREVENCION DEL LAVADO DE ACTIVOS, ESPECIALMENTE VINCULADO A LA MINERIA ILEGAL U OTRAS FORMAS DE CRIMEN ORGANIZADO, RESPECTO A TODAS LAS PARTES QUE INERVIENEN EN EL ACTO JURIDICO, ESPECIALMENTE CON RELACION AL ORIGEN DE LOS FONDOS, BIENES U OTROS ACTIVOS INVOLUCRADOS</text:span> <text:span text:style-name="T1">EN DICHO ACTO JURIDICO, ASI COMO CON LOS MEDIOS DE PAGO UTILIZADOS. CONCLUYÉNDOSE CON EL PROCESO DE FIRMAS POR LOS COMPARECIENTES Y AUTORIZACION POR LA NOTARIA EN CUSCO A</text:span></text:p>
      <text:p text:style-name="P7">[f;block=begin;comm=text:p]</text:p>
      <text:p text:style-name="P11">___________________________________ <text:s text:c="42"/></text:p>
      <text:p text:style-name="P2"><text:span text:style-name="T23">[f.nombre]</text:span><text:tab/></text:p>
      <text:p text:style-name="P2"><text:span text:style-name="T26">[f;block=end;comm=text:p]</text:span><text:span text:style-name="T25"><text:tab/></text:span><text:soft-page-break/><text:tab/><text:tab/><text:tab/><text:tab/><text:tab/><text:tab/></text:p>
      <text:p text:style-name="P2">FIRMAN <text:s/>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Narrow" svg:font-family="'Arial Narrow', sans-serif"/>
    <style:font-face style:name="Arial1" svg:font-family="Arial, sans-serif"/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background-color="#ffffff">
        <style:tab-stops>
          <style:tab-stop style:position="16.88cm"/>
        </style:tab-stops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4.3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22T17:55:30.03</meta:creation-date>
    <dc:date>2016-08-17T13:18:50.40</dc:date>
    <meta:editing-duration>P1DT17H37M44S</meta:editing-duration>
    <meta:editing-cycles>77</meta:editing-cycles>
    <meta:generator>OpenOffice/4.1.1$Win32 OpenOffice.org_project/411m6$Build-9775</meta:generator>
    <meta:document-statistic meta:table-count="0" meta:image-count="0" meta:object-count="0" meta:page-count="3" meta:paragraph-count="16" meta:word-count="464" meta:character-count="3478"/>
  </office:meta>
</office:document-meta>
</file>